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9.86mm"/>
    </style:style>
    <style:style style:name="co2" style:family="table-column">
      <style:table-column-properties fo:break-before="auto" style:column-width="41.19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148.0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Output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 calcext:value-type="string">
            <text:p>#Table1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pecObjID</text:p>
          </table:table-cell>
          <table:table-cell table:style-name="Default" office:value-type="string" calcext:value-type="string">
            <text:p>bestObjId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RL</text:p>
          </table:table-cell>
        </table:table-row>
        <table:table-row table:style-name="ro2">
          <table:table-cell office:value-type="string" calcext:value-type="string">
            <text:p>7700261017888681984</text:p>
          </table:table-cell>
          <table:table-cell office:value-type="string" calcext:value-type="string">
            <text:p>1237657591932584167</text:p>
          </table:table-cell>
          <table:table-cell office:value-type="float" office:value="0.2900445" calcext:value-type="float">
            <text:p>0.2900445</text:p>
          </table:table-cell>
          <table:table-cell office:value-type="string" calcext:value-type="string">
            <text:p><text:a xlink:href="http://skyserver.sdss.org/dr12/en/tools/explore/summary.aspx?id=1237657591932584167" xlink:type="simple">http://skyserver.sdss.org/dr12/en/tools/explore/summary.aspx?id=1237657591932584167</text:a></text:p>
          </table:table-cell>
        </table:table-row>
        <table:table-row table:style-name="ro2">
          <table:table-cell office:value-type="string" calcext:value-type="string">
            <text:p>5061050741646094336</text:p>
          </table:table-cell>
          <table:table-cell office:value-type="string" calcext:value-type="string">
            <text:p>1237664835921380570</text:p>
          </table:table-cell>
          <table:table-cell office:value-type="float" office:value="0.5900085" calcext:value-type="float">
            <text:p>0.5900085</text:p>
          </table:table-cell>
          <table:table-cell office:value-type="string" calcext:value-type="string">
            <text:p><text:a xlink:href="http://skyserver.sdss.org/dr12/en/tools/explore/summary.aspx?id=1237664835921380570" xlink:type="simple">http://skyserver.sdss.org/dr12/en/tools/explore/summary.aspx?id=1237664835921380570</text:a></text:p>
          </table:table-cell>
        </table:table-row>
        <table:table-row table:style-name="ro2">
          <table:table-cell office:value-type="string" calcext:value-type="string">
            <text:p>4294199929746419712</text:p>
          </table:table-cell>
          <table:table-cell office:value-type="string" calcext:value-type="string">
            <text:p>1237654601556754907</text:p>
          </table:table-cell>
          <table:table-cell office:value-type="float" office:value="0.8900054" calcext:value-type="float">
            <text:p>0.8900054</text:p>
          </table:table-cell>
          <table:table-cell office:value-type="string" calcext:value-type="string">
            <text:p><text:a xlink:href="http://skyserver.sdss.org/dr12/en/tools/explore/summary.aspx?id=1237654601556754907" xlink:type="simple">http://skyserver.sdss.org/dr12/en/tools/explore/summary.aspx?id=1237654601556754907</text:a></text:p>
          </table:table-cell>
        </table:table-row>
        <table:table-row table:style-name="ro2">
          <table:table-cell office:value-type="string" calcext:value-type="string">
            <text:p>1803787360568109056</text:p>
          </table:table-cell>
          <table:table-cell office:value-type="string" calcext:value-type="string">
            <text:p>1237661950244946032</text:p>
          </table:table-cell>
          <table:table-cell office:value-type="float" office:value="1.190017" calcext:value-type="float">
            <text:p>1.190017</text:p>
          </table:table-cell>
          <table:table-cell office:value-type="string" calcext:value-type="string">
            <text:p><text:a xlink:href="http://skyserver.sdss.org/dr12/en/tools/explore/summary.aspx?id=1237661950244946032" xlink:type="simple">http://skyserver.sdss.org/dr12/en/tools/explore/summary.aspx?id=1237661950244946032</text:a></text:p>
          </table:table-cell>
        </table:table-row>
        <table:table-row table:style-name="ro2">
          <table:table-cell office:value-type="string" calcext:value-type="string">
            <text:p>1790317790972897280</text:p>
          </table:table-cell>
          <table:table-cell office:value-type="string" calcext:value-type="string">
            <text:p>1237661383304872361</text:p>
          </table:table-cell>
          <table:table-cell office:value-type="float" office:value="1.490007" calcext:value-type="float">
            <text:p>1.490007</text:p>
          </table:table-cell>
          <table:table-cell office:value-type="string" calcext:value-type="string">
            <text:p><text:a xlink:href="http://skyserver.sdss.org/dr12/en/tools/explore/summary.aspx?id=1237661383304872361" xlink:type="simple">http://skyserver.sdss.org/dr12/en/tools/explore/summary.aspx?id=1237661383304872361</text:a></text:p>
          </table:table-cell>
        </table:table-row>
        <table:table-row table:style-name="ro2">
          <table:table-cell office:value-type="string" calcext:value-type="string">
            <text:p>782607674582788096</text:p>
          </table:table-cell>
          <table:table-cell office:value-type="string" calcext:value-type="string">
            <text:p>1237666339726557409</text:p>
          </table:table-cell>
          <table:table-cell office:value-type="float" office:value="1.790008" calcext:value-type="float">
            <text:p>1.790008</text:p>
          </table:table-cell>
          <table:table-cell office:value-type="string" calcext:value-type="string">
            <text:p><text:a xlink:href="http://skyserver.sdss.org/dr12/en/tools/explore/summary.aspx?id=1237666339726557409" xlink:type="simple">http://skyserver.sdss.org/dr12/en/tools/explore/summary.aspx?id=1237666339726557409</text:a></text:p>
          </table:table-cell>
        </table:table-row>
        <table:table-row table:style-name="ro2">
          <table:table-cell office:value-type="string" calcext:value-type="string">
            <text:p>7505402267773366272</text:p>
          </table:table-cell>
          <table:table-cell office:value-type="string" calcext:value-type="string">
            <text:p>1237661435383578988</text:p>
          </table:table-cell>
          <table:table-cell office:value-type="float" office:value="2.090005" calcext:value-type="float">
            <text:p>2.090005</text:p>
          </table:table-cell>
          <table:table-cell office:value-type="string" calcext:value-type="string">
            <text:p><text:a xlink:href="http://skyserver.sdss.org/dr12/en/tools/explore/summary.aspx?id=1237661435383578988" xlink:type="simple">http://skyserver.sdss.org/dr12/en/tools/explore/summary.aspx?id=1237661435383578988</text:a></text:p>
          </table:table-cell>
        </table:table-row>
        <table:table-row table:style-name="ro2">
          <table:table-cell office:value-type="string" calcext:value-type="string">
            <text:p>6100138440941826048</text:p>
          </table:table-cell>
          <table:table-cell office:value-type="string" calcext:value-type="string">
            <text:p>1237664291543843133</text:p>
          </table:table-cell>
          <table:table-cell office:value-type="float" office:value="2.390001" calcext:value-type="float">
            <text:p>2.390001</text:p>
          </table:table-cell>
          <table:table-cell office:value-type="string" calcext:value-type="string">
            <text:p><text:a xlink:href="http://skyserver.sdss.org/dr12/en/tools/explore/summary.aspx?id=1237664291543843133" xlink:type="simple">http://skyserver.sdss.org/dr12/en/tools/explore/summary.aspx?id=1237664291543843133</text:a></text:p>
          </table:table-cell>
        </table:table-row>
        <table:table-row table:style-name="ro2">
          <table:table-cell office:value-type="string" calcext:value-type="string">
            <text:p>7290372977182044160</text:p>
          </table:table-cell>
          <table:table-cell office:value-type="string" calcext:value-type="string">
            <text:p>1237667210527769285</text:p>
          </table:table-cell>
          <table:table-cell office:value-type="float" office:value="2.690017" calcext:value-type="float">
            <text:p>2.690017</text:p>
          </table:table-cell>
          <table:table-cell office:value-type="string" calcext:value-type="string">
            <text:p><text:a xlink:href="http://skyserver.sdss.org/dr12/en/tools/explore/summary.aspx?id=1237667210527769285" xlink:type="simple">http://skyserver.sdss.org/dr12/en/tools/explore/summary.aspx?id=1237667210527769285</text:a></text:p>
          </table:table-cell>
        </table:table-row>
        <table:table-row table:style-name="ro2">
          <table:table-cell office:value-type="string" calcext:value-type="string">
            <text:p>7452535824564547584</text:p>
          </table:table-cell>
          <table:table-cell office:value-type="string" calcext:value-type="string">
            <text:p>1237661872943203045</text:p>
          </table:table-cell>
          <table:table-cell office:value-type="float" office:value="2.990008" calcext:value-type="float">
            <text:p>2.990008</text:p>
          </table:table-cell>
          <table:table-cell office:value-type="string" calcext:value-type="string">
            <text:p><text:a xlink:href="http://skyserver.sdss.org/dr12/en/tools/explore/summary.aspx?id=1237661872943203045" xlink:type="simple">http://skyserver.sdss.org/dr12/en/tools/explore/summary.aspx?id=1237661872943203045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1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0/00/0000</text:date>, <text:time style:data-style-name="N2" text:time-value="16:25:35.1318709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6T16:34:02.027816374</dc:date>
    <dc:creator>Hans Klaufus</dc:creator>
    <meta:editing-duration>PT19M58S</meta:editing-duration>
    <meta:editing-cycles>2</meta:editing-cycles>
    <meta:generator>LibreOffice/5.0.5.2$Linux_X86_64 LibreOffice_project/00$Build-2</meta:generator>
    <meta:document-statistic meta:table-count="1" meta:cell-count="45" meta:object-count="0"/>
  </office:meta>
</office:document-meta>
</file>